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2958in">
        <style:tab-stops>
          <style:tab-stop style:type="left" style:position="0in"/>
        </style:tab-stops>
      </style:paragraph-properties>
    </style:style>
    <style:style style:name="P22" style:parent-style-name="Číslovanýseznam" style:family="paragraph">
      <style:paragraph-properties fo:margin-left="0.2958in">
        <style:tab-stops>
          <style:tab-stop style:type="left" style:position="0in"/>
        </style:tab-stops>
      </style:paragraph-properties>
    </style:style>
    <style:style style:name="P23" style:parent-style-name="Číslovanýseznam" style:family="paragraph">
      <style:paragraph-properties fo:margin-left="0.2958in">
        <style:tab-stops>
          <style:tab-stop style:type="left" style:position="0in"/>
        </style:tab-stops>
      </style:paragraph-properties>
    </style:style>
    <style:style style:name="T24" style:parent-style-name="instrukce" style:family="text">
      <style:text-properties style:use-window-font-color="true"/>
    </style:style>
    <style:style style:name="P25" style:parent-style-name="Normální" style:family="paragraph">
      <style:text-properties fo:background-color="#FFFF00"/>
    </style:style>
    <style:style style:name="P26" style:parent-style-name="Normální" style:family="paragraph">
      <style:text-properties fo:background-color="#FFFF00"/>
    </style:style>
    <style:style style:name="P27" style:parent-style-name="Normální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1/2020<text:bookmark-end text:name="Text14"/></text:p>
            <text:p text:style-name="Normální">KVOP-37875/2020<text:bookmark-end text:name="Text2"/></text:p>
            <text:p text:style-name="Normální"><text:bookmark-start text:name="Text6"/>07. 09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J. R.</text:p>
            <text:p text:style-name="Normální"/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a rozhodnutí o částečném odmítnutí žádosti<text:s/>podle zákona č. 106/1999 Sb., o svobodném přístupu k informacím, ve znění pozdějších předpisů</text:h>
      <text:p text:style-name="Základnítext">Vážený<text:s/>pane R.,</text:p>
      <text:p text:style-name="Základnítext">dne 26. 8. 2020 byla do Kanceláře veřejného ochránce práv doručena Vaše žádost podle<text:s/>zákona o svobodném přístupu k informacím, kterou<text:s/><text:span text:style-name="Silné">žádáte následující informace</text:span>:</text:p>
      <text:list text:style-name="LFO8" text:continue-numbering="true">
        <text:list-item>
          <text:p text:style-name="P18">Smí být odsouzeným ve výkonu trestu odnětí svobody násilně odebírána krev, i když se cítí zcela zdráv a jeho víra jehovisty a náboženského přesvědčení mu to nepovoluje?</text:p>
        </text:list-item>
        <text:list-item>
          <text:p text:style-name="P19">Jaký je přesný postup odběru moči pro potřeby testu na návykové látky?</text:p>
        </text:list-item>
        <text:list-item>
          <text:p text:style-name="P20">Má odsouzený ve výkonu trestu právo na přítomnost jiného odsouzeného (osoby blízké) jako morální podpory při podávání vysvětlení a rovněž u lékařských zákroků a vyšetření?</text:p>
        </text:list-item>
      </text:list>
      <text:p text:style-name="Základnítext">K Vaší žádosti<text:s/><text:span text:style-name="Silné">poskytuji následující informace</text:span>:</text:p>
      <text:p text:style-name="Základnítext">K bodu č. 1</text:p>
      <text:p text:style-name="Základnítext"><text:span text:style-name="Silné">Tuto informaci nelze poskytnout.</text:span><text:s/>V podrobnostech odkazuji na současně vydané rozhodnutí o částečném odmítnutí informací.</text:p>
      <text:p text:style-name="Základnítext">K bodu č. 2</text:p>
      <text:p text:style-name="Základnítext">Postup odběru moči a nakládání s odebraným materiálem je stanoven v čl. 5 Metodického listu<text:s/>ředitelky odboru zdravotnické služby a vrchního ředitele pro penologii<text:s/>č. 2/2010: „Konkrétní postup (krok za krokem) při realizaci testování vytypovaných osob pomocí testovacích proužků obvykle ve formě multipanelu je stanoven v následujících bodech a - f, postup při realizaci testování na přítomnost alkoholu v tele bod g, ostatní společný postup body h - l:<text:s/></text:p>
      <text:p text:style-name="Základnítext">a) zaměstnanec pověřený naváděním vězněných osob určených k testování přivede vytypované osoby do prostor vyhrazených k testování,</text:p>
      <text:soft-page-break/>
      <text:p text:style-name="Základnítext">b) před samotným testováním se testující zaměstnanec dotazuje vytypované osoby na aktuálně užívané léky či drogy. Sdělenou informaci zaznamená do „Protokolu o provedení orientačního toxikologického vyšetření moče“ (dále jen „protokol“),</text:p>
      <text:p text:style-name="Základnítext">c) odběr moče se provádí do nádoby k tomu určené za přímé kontroly (přítomnosti) svědka, který zabezpečí, aby nemohlo dojít k záměně odebrané moče či k jejímu zředění. Je vhodné získat nejméně 100 až 200 ml moče,</text:p>
      <text:p text:style-name="Základnítext">d) testující zaměstnanec za přítomnosti svědka a testované osoby provede test ihned po odběru moče z části odebrané moče pomocí detekční soupravy. Provedení a výsledek testu zaznamená testující zaměstnanec do protokolu, následně potvrdí testující zaměstnanec, svědek a testovaný svými podpisy provedení testu a jeho výsledek. Originál protokolu se založí do zdravotnické dokumentace vyšetřované osoby. Vzor protokolu je uveden v příloze č. 1,</text:p>
      <text:p text:style-name="Základnítext">e) v případě pozitivního výsledku testu, kdy je uvažováno o forenzním postihu (v tomto kontextu se rozumí udělení kázeňského trestu) je vždy zapotřebí mít validní výsledek testu ověřený tzv. konfirmací, jež provádí akreditovaná toxikologická laboratoř (dále jen „laboratoř“). Z tohoto důvodu se zbývající množství moče přelije do transportní nádobky s označením údajů o vytypované osobě a odešle ke konfirmaci do laboratoře. Žádanku o toxikologické vyšetření vypíše vždy lékař zdravotnického střediska. Do doby odeslání se moč skladuje v ledničce. V případě dlouhodobějšího skladování moče před odesláním do laboratoře (déle než pět dnů) je nutno moč zmrazit. Při negativním výsledku testu se zbytek moče zlikviduje obvyklým způsobem,</text:p>
      <text:p text:style-name="Základnítext">f) rozhodnutí o provedení konfirmace v akreditované toxikologické laboratoři je v kompetenci oddělení výkonu vazby a trestu, před konečným rozhodnutím o provedení konfirmace bude vždy oddělení výkonu vazby a trestu konzultovat potřebu provedení konfirmace s lékařem zdravotnického střediska věznice s ohledem na stávající medikaci vytypované osoby,</text:p>
      <text:p text:style-name="Základnítext">g) rozhodnutí o provedení konfirmace při pozitivní dechové zkoušce na alkohol je rovněž v kompetenci oddělení výkonu vazby a trestu, které zabezpečí předvedení vytypované osoby na zdravotnické středisko k odběru krve na alkohol. Provedení odběru krve zajistí zdravotnický pracovník v souladu s metodickým listem č. 19/2007, kterým se vydává ošetřovatelský standard č. 20 „Postup při laboratorním stanovení alkoholu (etylalkoholu) v krvi“. Lékař předá materiál (krev a protokol) žadateli, který svým jménem (čitelně hůlkovým písmem) a podpisem stvrdí převzetí a zajistí dopravu vzorku do příslušné akreditované laboratoře. Předání se též zaznamená do zdravotnické dokumentace vedené o vyšetřované osobě. Krevní vzorek je nutné neprodleně dopravit do příslušné laboratoře, tak aby nedošlo k jeho znehodnocení. Pokud nelze vzorek neprodleně předat, musí být skladován v chladném a uzamčeném prostoru (chladničce), při teplotě 0 - 4 0 C (maximálně 2 - 3 dny). Mimo pracovní dobu zdravotnického střediska, vyšetření a odběr provede nejbližší zdravotnické zařízení k tomu odborně a provozně způsobilé,</text:p>
      <text:p text:style-name="Základnítext">h) úhradu konfirmace z akreditované toxikologické laboratoře zabezpečí vždy oddělení výkonu vazby a trestu z účelově vázaných prostředků státního rozpočtu z oblasti protidrogové politiky, které má každoročně přiděleny na základě svého požadavku na odbor výkonu vazby a trestu Generálního ředitelství Vězeňské služby,</text:p>
      <text:soft-page-break/>
      <text:p text:style-name="Základnítext">i) v případě, že oddělení výkonu vazby a trestu vyčerpá přidělenou finanční částku na zaplacení konfirmace, uhradí tuto částku věznice (organizační jednotka) ze svého rozpočtu a následně zašle žádost o vrácení finančních prostředků za úhradu konfirmace provedené v akreditované toxikologické laboratoři na odbor výkonu vazby a trestu Generálního ředitelství Vězeňské služby,</text:p>
      <text:p text:style-name="Základnítext">j) v případě, že laboratoř potvrdí pozitivní výsledek konfirmace, tzn. zneužití drogy včetně alkoholu, postupuje se u dané osoby v souladu s ukládáním kázeňských trestů dle § 46 zákona č. 169/1999 Sb. o výkonu trestu odnětí svobody a o změně některých souvisejících zákonů nebo dle § 22 zákona č. 293/1993 Sb., o výkonu vazby,</text:p>
      <text:p text:style-name="Základnítext">k) konfirmace se neprovádí v následujících dvou případech. Při vstupní lékařské prohlídce, když bude zjištěn pozitivní výsledek orientačního testu nebo u vytypovaných osob v rámci výkonu trestu odnětí svobody, které aktuálně užívají léky obsahující látky, které mohou být detekovány,</text:p>
      <text:p text:style-name="Základnítext">l) pozitivita konfirmačního testu podléhá hlásné službě.“</text:p>
      <text:p text:style-name="Základnítext">K bodu č. 3</text:p>
      <text:p text:style-name="Základnítext"><text:span text:style-name="Silné">Tuto informaci nelze poskytnout.</text:span><text:s/>V podrobnostech odkazuji na současně vydané rozhodnutí o částečném odmítnutí informací.</text:p>
      <text:p text:style-name="Základnítext"/>
      <text:p text:style-name="Základnítext">V souladu s § 15 a § 20 odst. 4 písm. a) zákona č. 106/1999 Sb., o svobodném přístupu k informacím, ve znění pozdějších předpisů, ve spojení s § 67 a násl. zákona č. 500/2004 Sb., správního řádu, ve znění pozdějších předpisů,<text:s/><text:span text:style-name="Silné">vydává Kancelář veřejného ochránce práv</text:span><text:s/>jako povinný subjekt podle § 2 odst. 1 zákona o svobodném přístupu k informacím a současně jako osoba pověřená veřejným ochráncem práv k plnění povinností veřejného ochránce práv podle zákona o svobodném přístupu k informacím na základě § 25 odst. 2 zákona č. 349/1999 Sb., o veřejném ochránci práv, ve znění pozdějších předpisů,</text:p>
      <text:h text:style-name="Nadpis1" text:outline-level="1">rozhodnutí,</text:h>
      <text:p text:style-name="Základnítext">kterým se<text:s/><text:span text:style-name="Silné">částečně odmítá</text:span><text:s/>žádost pana<text:s/>J. R., nar.<text:s/>XXX, t.č. ve výkonu trestu odnětí svobody ve Věznici P.<text:s/>ze dne<text:s/>26. 8. 2020 podle ustanovení § 2 odst. 4 zákona o svobodném přístupu k informacím.</text:p>
      <text:h text:style-name="Nadpis1" text:outline-level="1">Odůvodnění</text:h>
      <text:p text:style-name="Základnítext">Dne 26. 8. 2020 se<text:s/>na veřejného ochránce práv obrátil<text:s/>J. R.<text:s/>s žádostí o informace podle zákona o svobodném přístupu k informacím.</text:p>
      <text:p text:style-name="Základnítext">Požadoval následující informace:</text:p>
      <text:list text:style-name="LFO8">
        <text:list-item text:start-value="1">
          <text:p text:style-name="P21">Smí být odsouzeným ve výkonu trestu odnětí svobody násilně odebírána krev, i když se cítí zcela zdráv a jeho víra jehovisty a náboženského přesvědčení mu to nepovoluje?</text:p>
        </text:list-item>
      </text:list>
      <text:list text:style-name="LFO8" text:continue-numbering="true">
        <text:list-item>
          <text:p text:style-name="P22">Jaký je přesný postup odběru moči pro potřeby testu na návykové látky?</text:p>
        </text:list-item>
      </text:list>
      <text:soft-page-break/>
      <text:list text:style-name="LFO8" text:continue-numbering="true">
        <text:list-item>
          <text:p text:style-name="P23">Má odsouzený ve výkonu trestu právo na přítomnost jiného odsouzeného (osoby blízké) jako morální podpory při podávání vysvětlení a rovněž u lékařských zákroků a vyšetření?</text:p>
        </text:list-item>
      </text:list>
      <text:p text:style-name="Základnítext">V souladu s ustanovením § 2 odst. 4 zákona o svobodném přístupu k informacím byla žádost (částečně) odmítnuta, a to v bodech (1) a (3), protože veřejný ochránce práv se těmito právními situacemi a dotazy dosud nezabýval, nemá k nim tedy ani zpracovaná<text:s/>stanoviska. Jde tak o dotaz<text:s/>n<text:span text:style-name="T24">a názory, budoucí rozhodnutí a vytváření nových informací, na které se zákon o svobodném přístupu k informacím nevztahuje.</text:span></text:p>
      <text:p text:style-name="Základnítext">Veškeré ostatní požadované informace byly žadateli poskytnuty a doručeny spolu s tímto rozhodnutím.</text:p>
      <text:p text:style-name="Základnítext">Nad rámec žádosti o informace sděluji, že podle § 114 odst. 2 zákona č. 141/1961 Sb., trestní řád, ve znění pozdějších předpisů: „Je-li k důkazu třeba provést zkoušku krve nebo jiný obdobný úkon, je osoba, o kterou jde, povinna strpět, aby jí lékař nebo odborný zdravotnický pracovník odebral krev nebo u ní provedl jiný potřebný úkon, není-li spojen s nebezpečím pro její zdraví. Odběr biologického materiálu, který není spojen se zásahem do tělesné integrity osoby, jíž se takový úkon týká, může provést i tato osoba nebo s jejím souhlasem orgán činný v trestním řízení. Na požádání orgánu činného v trestním řízení může tento odběr i bez souhlasu podezřelého nebo obviněného provést lékař nebo odborný zdravotnický pracovník.“ Dále podle § 28 odst. 3 písm. e) zákona č. 372/2011 Sb., o zdravotních službách a podmínkách jejich poskytování, ve znění pozdějších předpisů nemá<text:s/>při poskytování zdravotních služeb<text:s/>pacient (jde-li o osoby ve výkonu vazby, trestu odnětí svobody nebo zabezpečovací detence)<text:s/>právo<text:s/>na<text:s/>přítomnost osoby blízké nebo osoby určené pacientem.</text:p>
      <text:h text:style-name="Nadpis1" text:outline-level="1">Poučení</text:h>
      <text:p text:style-name="Základnítext">Proti tomuto rozhodnutí lze podle § 16 zákona o svobodném přístupu k informacím podat ve lhůtě 15 dnů od jeho doručení odvolání k Úřadu pro ochranu osobních údajů prostřednictvím Kanceláře veřejného ochránce práv.</text:p>
      <text:p text:style-name="P25"/>
      <text:p text:style-name="P26"/>
      <text:p text:style-name="P27"/>
      <text:p text:style-name="podpis">JUDr. Pavel Pořízek, Ph.D.</text:p>
      <text:p text:style-name="podpis">vedoucí Kanceláře veřejného ochránce práv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in"/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2LVL1" style:family="text">
      <style:text-properties style:font-name-complex="Times New Roman"/>
    </style:style>
    <style:style style:name="WW_CharLFO1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Q7XD*</text:span>*KVOPX00AQ7XD*</text:p>
        <text:p text:style-name="P12"><text:span text:style-name="T13">KVOPX00AQ7XD</text:span>KVOPX00AQ7XD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9-18T07:31:00Z</meta:creation-date>
    <dc:date>2020-09-18T07:32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4" meta:paragraph-count="19" meta:word-count="1386" meta:character-count="9549" meta:row-count="68" meta:non-whitespace-character-count="8182"/>
  </office:meta>
</office:document-meta>
</file>